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frame draw:style-name="gr1" draw:text-style-name="P1" draw:layer="layout" svg:width="0.875cm" svg:height="0.962cm" svg:x="-0.1cm" svg:y="-0.1cm">
              <draw:text-box>
                <text:p>+</text:p>
              </draw:text-box>
            </draw:frame>
            <draw:frame draw:style-name="gr1" draw:text-style-name="P1" draw:layer="layout" svg:width="0.853cm" svg:height="0.962cm" svg:x="1.901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1.902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0.903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2.904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3.905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5.906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6.907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7.908cm" svg:y="-0.4cm">
              <draw:text-box>
                <text:p>_</text:p>
              </draw:text-box>
            </draw:frame>
            <draw:frame draw:style-name="gr1" draw:text-style-name="P1" draw:layer="layout" svg:width="0.853cm" svg:height="0.962cm" svg:x="8.909cm" svg:y="-0.4cm">
              <draw:text-box>
                <text:p>_</text:p>
              </draw:text-box>
            </draw:frame>
            <draw:frame draw:style-name="gr1" draw:text-style-name="P1" draw:layer="layout" svg:width="0.875cm" svg:height="0.962cm" svg:x="4.901cm" svg:y="-0.1cm">
              <draw:text-box>
                <text:p>+</text:p>
              </draw:text-box>
            </draw:frame>
            <draw:frame draw:style-name="gr1" draw:text-style-name="P1" draw:layer="layout" svg:width="0.875cm" svg:height="0.962cm" svg:x="9.902cm" svg:y="-0.1cm">
              <draw:text-box>
                <text:p>+</text:p>
              </draw:text-box>
            </draw:frame>
          </draw:g>
          <draw:g>
            <draw:line draw:style-name="gr2" draw:text-style-name="P2" draw:layer="layout" svg:x1="0.3cm" svg:y1="1.2cm" svg:x2="0.3cm" svg:y2="1.9cm">
              <text:p/>
            </draw:line>
            <draw:line draw:style-name="gr2" draw:text-style-name="P2" draw:layer="layout" svg:x1="0.3cm" svg:y1="2.2cm" svg:x2="0.3cm" svg:y2="2.9cm">
              <text:p/>
            </draw:line>
            <draw:line draw:style-name="gr2" draw:text-style-name="P2" draw:layer="layout" svg:x1="0.3cm" svg:y1="3.4cm" svg:x2="0.3cm" svg:y2="4.1cm">
              <text:p/>
            </draw:line>
            <draw:line draw:style-name="gr2" draw:text-style-name="P2" draw:layer="layout" svg:x1="0.3cm" svg:y1="4.6cm" svg:x2="0.3cm" svg:y2="5.3cm">
              <text:p/>
            </draw:line>
          </draw:g>
          <draw:g>
            <draw:frame draw:style-name="gr1" draw:text-style-name="P1" draw:layer="layout" svg:width="0.875cm" svg:height="0.962cm" svg:x="-0.099cm" svg:y="5.6cm">
              <draw:text-box>
                <text:p>+</text:p>
              </draw:text-box>
            </draw:frame>
            <draw:frame draw:style-name="gr1" draw:text-style-name="P1" draw:layer="layout" svg:width="0.853cm" svg:height="0.962cm" svg:x="1.902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1.903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0.904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2.905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3.906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5.907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6.908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7.909cm" svg:y="5.3cm">
              <draw:text-box>
                <text:p>_</text:p>
              </draw:text-box>
            </draw:frame>
            <draw:frame draw:style-name="gr1" draw:text-style-name="P1" draw:layer="layout" svg:width="0.853cm" svg:height="0.962cm" svg:x="8.91cm" svg:y="5.3cm">
              <draw:text-box>
                <text:p>_</text:p>
              </draw:text-box>
            </draw:frame>
            <draw:frame draw:style-name="gr1" draw:text-style-name="P1" draw:layer="layout" svg:width="0.875cm" svg:height="0.962cm" svg:x="4.902cm" svg:y="5.6cm">
              <draw:text-box>
                <text:p>+</text:p>
              </draw:text-box>
            </draw:frame>
            <draw:frame draw:style-name="gr1" draw:text-style-name="P1" draw:layer="layout" svg:width="0.875cm" svg:height="0.962cm" svg:x="9.903cm" svg:y="5.6cm">
              <draw:text-box>
                <text:p>+</text:p>
              </draw:text-box>
            </draw:frame>
          </draw:g>
          <draw:g>
            <draw:frame draw:style-name="gr1" draw:text-style-name="P1" draw:layer="layout" svg:width="0.875cm" svg:height="0.962cm" svg:x="-0.098cm" svg:y="11.2cm">
              <draw:text-box>
                <text:p>+</text:p>
              </draw:text-box>
            </draw:frame>
            <draw:frame draw:style-name="gr1" draw:text-style-name="P1" draw:layer="layout" svg:width="0.853cm" svg:height="0.962cm" svg:x="1.903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1.904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0.905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2.906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3.907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5.908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6.909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7.91cm" svg:y="10.9cm">
              <draw:text-box>
                <text:p>_</text:p>
              </draw:text-box>
            </draw:frame>
            <draw:frame draw:style-name="gr1" draw:text-style-name="P1" draw:layer="layout" svg:width="0.853cm" svg:height="0.962cm" svg:x="8.911cm" svg:y="10.9cm">
              <draw:text-box>
                <text:p>_</text:p>
              </draw:text-box>
            </draw:frame>
            <draw:frame draw:style-name="gr1" draw:text-style-name="P1" draw:layer="layout" svg:width="0.875cm" svg:height="0.962cm" svg:x="4.903cm" svg:y="11.2cm">
              <draw:text-box>
                <text:p>+</text:p>
              </draw:text-box>
            </draw:frame>
            <draw:frame draw:style-name="gr1" draw:text-style-name="P1" draw:layer="layout" svg:width="0.875cm" svg:height="0.962cm" svg:x="9.904cm" svg:y="11.2cm">
              <draw:text-box>
                <text:p>+</text:p>
              </draw:text-box>
            </draw:frame>
          </draw:g>
          <draw:g>
            <draw:line draw:style-name="gr2" draw:text-style-name="P2" draw:layer="layout" svg:x1="5.3cm" svg:y1="1.2cm" svg:x2="5.3cm" svg:y2="1.9cm">
              <text:p/>
            </draw:line>
            <draw:line draw:style-name="gr2" draw:text-style-name="P2" draw:layer="layout" svg:x1="5.3cm" svg:y1="2.2cm" svg:x2="5.3cm" svg:y2="2.9cm">
              <text:p/>
            </draw:line>
            <draw:line draw:style-name="gr2" draw:text-style-name="P2" draw:layer="layout" svg:x1="5.3cm" svg:y1="3.4cm" svg:x2="5.3cm" svg:y2="4.1cm">
              <text:p/>
            </draw:line>
            <draw:line draw:style-name="gr2" draw:text-style-name="P2" draw:layer="layout" svg:x1="5.3cm" svg:y1="4.6cm" svg:x2="5.3cm" svg:y2="5.3cm">
              <text:p/>
            </draw:line>
          </draw:g>
          <draw:g>
            <draw:line draw:style-name="gr2" draw:text-style-name="P2" draw:layer="layout" svg:x1="10.3cm" svg:y1="1.2cm" svg:x2="10.3cm" svg:y2="1.9cm">
              <text:p/>
            </draw:line>
            <draw:line draw:style-name="gr2" draw:text-style-name="P2" draw:layer="layout" svg:x1="10.3cm" svg:y1="2.2cm" svg:x2="10.3cm" svg:y2="2.9cm">
              <text:p/>
            </draw:line>
            <draw:line draw:style-name="gr2" draw:text-style-name="P2" draw:layer="layout" svg:x1="10.3cm" svg:y1="3.4cm" svg:x2="10.3cm" svg:y2="4.1cm">
              <text:p/>
            </draw:line>
            <draw:line draw:style-name="gr2" draw:text-style-name="P2" draw:layer="layout" svg:x1="10.3cm" svg:y1="4.6cm" svg:x2="10.3cm" svg:y2="5.3cm">
              <text:p/>
            </draw:line>
          </draw:g>
          <draw:g>
            <draw:line draw:style-name="gr2" draw:text-style-name="P2" draw:layer="layout" svg:x1="10.3cm" svg:y1="6.9cm" svg:x2="10.3cm" svg:y2="7.6cm">
              <text:p/>
            </draw:line>
            <draw:line draw:style-name="gr2" draw:text-style-name="P2" draw:layer="layout" svg:x1="10.3cm" svg:y1="7.9cm" svg:x2="10.3cm" svg:y2="8.6cm">
              <text:p/>
            </draw:line>
            <draw:line draw:style-name="gr2" draw:text-style-name="P2" draw:layer="layout" svg:x1="10.3cm" svg:y1="9.1cm" svg:x2="10.3cm" svg:y2="9.8cm">
              <text:p/>
            </draw:line>
            <draw:line draw:style-name="gr2" draw:text-style-name="P2" draw:layer="layout" svg:x1="10.3cm" svg:y1="10.3cm" svg:x2="10.3cm" svg:y2="11cm">
              <text:p/>
            </draw:line>
          </draw:g>
          <draw:g>
            <draw:line draw:style-name="gr2" draw:text-style-name="P2" draw:layer="layout" svg:x1="5.3cm" svg:y1="6.9cm" svg:x2="5.3cm" svg:y2="7.6cm">
              <text:p/>
            </draw:line>
            <draw:line draw:style-name="gr2" draw:text-style-name="P2" draw:layer="layout" svg:x1="5.3cm" svg:y1="7.9cm" svg:x2="5.3cm" svg:y2="8.6cm">
              <text:p/>
            </draw:line>
            <draw:line draw:style-name="gr2" draw:text-style-name="P2" draw:layer="layout" svg:x1="5.3cm" svg:y1="9.1cm" svg:x2="5.3cm" svg:y2="9.8cm">
              <text:p/>
            </draw:line>
            <draw:line draw:style-name="gr2" draw:text-style-name="P2" draw:layer="layout" svg:x1="5.3cm" svg:y1="10.3cm" svg:x2="5.3cm" svg:y2="11cm">
              <text:p/>
            </draw:line>
          </draw:g>
          <draw:g>
            <draw:line draw:style-name="gr2" draw:text-style-name="P2" draw:layer="layout" svg:x1="0.3cm" svg:y1="6.9cm" svg:x2="0.3cm" svg:y2="7.6cm">
              <text:p/>
            </draw:line>
            <draw:line draw:style-name="gr2" draw:text-style-name="P2" draw:layer="layout" svg:x1="0.3cm" svg:y1="7.9cm" svg:x2="0.3cm" svg:y2="8.6cm">
              <text:p/>
            </draw:line>
            <draw:line draw:style-name="gr2" draw:text-style-name="P2" draw:layer="layout" svg:x1="0.3cm" svg:y1="9.1cm" svg:x2="0.3cm" svg:y2="9.8cm">
              <text:p/>
            </draw:line>
            <draw:line draw:style-name="gr2" draw:text-style-name="P2" draw:layer="layout" svg:x1="0.3cm" svg:y1="10.3cm" svg:x2="0.3cm" svg:y2="1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88cm" fo:page-height="12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0:46:21.508469812</meta:creation-date>
    <dc:date>2020-10-24T20:55:51.381912463</dc:date>
    <meta:editing-duration>PT9M31S</meta:editing-duration>
    <meta:editing-cycles>1</meta:editing-cycles>
    <meta:document-statistic meta:object-count="70"/>
    <meta:generator>LibreOffice/6.4.6.2$Linux_X86_64 LibreOffice_project/40$Build-2</meta:generator>
  </office:meta>
</office:document-meta>
</file>